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boolean_field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FilterTest_boolean_field.test_namefil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ameFilterTest_boolean_field.process( Object source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